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Hello, how are you?”</text:p>
      <text:p text:style-name="P1"/>
      <text:p text:style-name="Normal">*RIIIIIIIIIIIIIING!!!* went the alarm clock, and her eyes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ssertion. <text:span text:style-name="T1">Maybe the argument gets a morale boost or something. I know I would feel stronger if I got some encouragement.</text:span></text:p>
      <text:p text:style-name="Normal">For some reason, the alarm clock seemed dead set on boosting the morale of its one argument, and in retaliation she became dead set on not getting out of bed. After some time though,</text:p>
      <text:p text:style-name="Normal">“You’re so noisy, first thing in the morning,” her hand tapped the alarm silent before retreating back to her side.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teddy bear who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the closed window and shutters were still preserving a fragment of night in her room, for as long as darkness would shelter her from the coming of a new day, she would get lost in her imagination. As she couldn’t keep her eyes closed, she stared at the ceiling, and as her mind loosened its grip on reality, she thought to herself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meal befitting a queen.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invading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seeing as</text:p>
      <text:p text:style-name="Normal"><text:span text:style-name="T1">Today’s Monday, huh...</text:span> Today was a school day, although she wasn’t exactly thrilled at the notion. School was a peculiar place in her mind: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And so, as she was comparing the pros and cons of school, her mind began playing out a scenario wherein she did go, and once there, somehow <text:span text:style-name="T1">you</text:span> would see through all of her lies and understand her worries, and subsequently together you would resolve to run away somewhere far from all sorrows, and right after that promise was made you two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big yellow circle in the sky (whom she'd decided to forgive around about right now), and her gaze wandered off in search of food for thought. Only, there wasn’t really anything eye-catchy around here, except maybe for a pink flowerpot on her nightstand. Then again even that was debatable; it was more like her eyes would always inevitably gravitate towards it. <text:span text:style-name="T1">It can’t be helped</text:span>, <text:span text:style-name="T1">birds of a feather attract each other.</text:span></text:p>
      <text:p text:style-name="Normal">This flowerpot was empty inside. More precisely, it was empty as long as no one looked at it.</text:p>
      <text:p text:style-name="Normal">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in reality, the flowerpot was well and truly empty. In reality, it was more of a testament to her failures, a reminder of what she couldn’t do: <text:span text:style-name="T1">I couldn’t keep a single flower alive.</text:span> But that was only in reality. If plants took root in her imagination, then they could will themselves into existence and grow as quickly or slowly as they pleased. In particular, the one that lived in this pot was special: it was shy and didn’t show itself often, but when it did, it would blossom into a heart.</text:p>
      <text:p text:style-name="Normal">This heart was as fragile as it was weak, so she did her best to take care of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Half in search of what to try next and half out of absent-mindedness, her eyes drifted off and roamed about. Sunlight had truly flooded in by now, so that the looking glass next to her wardrobe had lost all its unnerving mystique, and in its vulnerability might spill some secrets. Generally speaking, she wasn’t fond of mirrors as she never knew what she’d find in them. This time though, from the reflection a tired-looking girl vacantly stared back at her. She smiled, glad to see her true self (who, of course, also smiled back). Still, she couldn’t help but notice that the hands of the clock in the glass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her backpack from its chair and flung open the door to her room. The next moment, she was flying down the stairs, straight into the kitchen. </text:p>
      <text:p text:style-name="Normal">“Hi mom!” she stole a slice of bread from a plate and was about to rocket out the door when</text:p>
      <text:p text:style-name="Normal">“Aren’t you forgetting something?” Her mother called her out.</text:p>
      <text:p text:style-name="Normal"><text:span text:style-name="T1">Ah, right! </text:span>It wasn’t everyday that mom stayed home so late.</text:p>
      <text:p text:style-name="Normal">She backtracked in a hurry, but was then more deliberate when she gently kissed mom on the cheek. The two wished each other a good day and she was off once more.</text:p>
      <text:p text:style-name="Normal">“Don’t forget your lunchbox!” Her mother reminded her. And so, she endeavoured to put her lunchbox into her backpack, put her backpack on her back and open the door all at the same time while holding some bread in her mouth, a feat which just might have been a tad more complicated than it really needed to be.</text:p>
      <text:p text:style-name="Normal">Still, at last she was out and running on the streets. Although, the stress and pressure of being late was starting to get to her head: <text:span text:style-name="T1">if showing up’s half the battle then why am I already losing it</text:span> d<text:span text:style-name="T1">amn it!! </text:span>On top of her mind she was also losing her breath, forcing her to slow down to a walk —it was strange how however many mornings she repeated this... exercise, her body never seemed to grow used to it. <text:span text:style-name="T1">Whatever... The bus...! </text:span>She rounded the corner to find it at the stop some distance away, and it had already began closing its doors. Making one more effort, she broke into a sprint despite knowing she wouldn’t make it in time.</text:p>
      <text:p text:style-name="Normal">“Wait!” She cried out. Unfortunately, buses don’t have ears, so this one departed without her.</text:p>
      <text:p text:style-name="Normal">Thus, she was left tired and breathless at the stop to wait another fifteen to thirty minutes for the next service.</text:p>
      <text:p text:style-name="Normal">“... Screw this world...”</text:p>
      <text:p text:style-name="Normal">Today too, she would be terribly late.</text:p>
      <text:p text:style-name="Normal"/>
      <text:p text:style-name="Normal">As the ride would be fairly long, as the town sometimes went by and sometimes stopped outside the windows of the bus, and as she was one of the only passengers, she felt comfortable enough to take out a certain notebook from her backpack. To her, it was a special notebook, so she took great care that no one else would see it. To this notebook, she must have been a terrible master, for she made it bear all her emotions, and more. From pages-long paragraphs to torn-out pages, from her cutest doodles to pools of blood from her fountain pen, from her most impossible delusions to her worst moments of despair, it was all there.</text:p>
      <text:p text:style-name="Normal">Today though, she would be writing a letter, and it began like this:</text:p>
      <text:p text:style-name="Normal"><text:span text:style-name="T1">“Dear self,</text:span></text:p>
      <text:p text:style-name="Normal"><text:span text:style-name="T1">Thank you for everything. Today might be my last Monday, you know?”</text:span></text:p>
      <text:p text:style-name="Normal"/>
      <text:p text:style-name="P1">Node 1: “I’m fine, thanks.”</text:p>
      <text:p text:style-name="P1"/>
      <text:p text:style-name="Normal"><text:span text:style-name="T1">Do mirrors ever lie?</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